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5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5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/subbasin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ediment_out</text:p>
          </table:table-cell>
          <table:table-cell/>
          <table:table-cell table:style-name="ce24" office:value-type="string" calcext:value-type="string">
            <text:p>sediment leaving reach/subbasin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 table:number-columns-repeated="22"/>
        </table:table-row>
        <table:table-row table:style-name="ro1" table:number-rows-repeated="3157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.00.0000</text:date>, <text:time style:data-style-name="N2" text:time-value="15:16:08.5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05-06-23T12:25:26</meta:creation-date>
    <dc:date>2018-10-05T15:31:09.524000000</dc:date>
    <meta:editing-cycles>257</meta:editing-cycles>
    <meta:editing-duration>P12DT5H53M48S</meta:editing-duration>
    <meta:document-statistic meta:table-count="3" meta:cell-count="2508" meta:object-count="0"/>
    <meta:user-defined meta:name="Info 1"/>
    <meta:user-defined meta:name="Info 2"/>
    <meta:user-defined meta:name="Info 3"/>
    <meta:user-defined meta:name="Info 4"/>
  </office:meta>
</office:document-meta>
</file>